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9" style:family="paragraph" style:parent-style-name="Text_20_body">
      <style:paragraph-properties fo:text-align="justify" style:justify-single-word="false"/>
      <style:text-properties officeooo:paragraph-rsid="0036ee68"/>
    </style:style>
    <style:style style:name="P10" style:family="paragraph" style:parent-style-name="Text_20_body">
      <style:paragraph-properties fo:text-align="justify" style:justify-single-word="false"/>
      <style:text-properties officeooo:paragraph-rsid="00498872"/>
    </style:style>
    <style:style style:name="P11" style:family="paragraph" style:parent-style-name="Text_20_body">
      <style:paragraph-properties fo:text-align="justify" style:justify-single-word="false"/>
      <style:text-properties officeooo:rsid="004e1635" officeooo:paragraph-rsid="004e1635"/>
    </style:style>
    <style:style style:name="P12" style:family="paragraph" style:parent-style-name="Heading_20_1">
      <style:text-properties officeooo:rsid="00208249" officeooo:paragraph-rsid="002146dd"/>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officeooo:rsid="00265675"/>
    </style:style>
    <style:style style:name="T7" style:family="text">
      <style:text-properties fo:font-style="normal" style:font-style-asian="normal" style:font-style-complex="normal"/>
    </style:style>
    <style:style style:name="T8" style:family="text">
      <style:text-properties fo:font-style="normal" officeooo:rsid="00265675" style:font-style-asian="normal" style:font-style-complex="normal"/>
    </style:style>
    <style:style style:name="T9" style:family="text">
      <style:text-properties fo:font-style="normal" officeooo:rsid="0027b6ae" style:font-style-asian="normal" style:font-style-complex="normal"/>
    </style:style>
    <style:style style:name="T10" style:family="text">
      <style:text-properties fo:font-style="normal" officeooo:rsid="00284869" style:font-style-asian="normal" style:font-style-complex="normal"/>
    </style:style>
    <style:style style:name="T11" style:family="text">
      <style:text-properties fo:font-style="normal" officeooo:rsid="002b6e4c" style:font-style-asian="normal" style:font-style-complex="normal"/>
    </style:style>
    <style:style style:name="T12" style:family="text">
      <style:text-properties fo:font-style="normal" officeooo:rsid="002be8a4" style:font-style-asian="normal" style:font-style-complex="normal"/>
    </style:style>
    <style:style style:name="T13" style:family="text">
      <style:text-properties fo:font-style="normal" officeooo:rsid="002c0ce6" style:font-style-asian="normal" style:font-style-complex="normal"/>
    </style:style>
    <style:style style:name="T14" style:family="text">
      <style:text-properties fo:font-style="normal" officeooo:rsid="002dd4bf" style:font-style-asian="normal" style:font-style-complex="normal"/>
    </style:style>
    <style:style style:name="T15" style:family="text">
      <style:text-properties officeooo:rsid="0027b6ae"/>
    </style:style>
    <style:style style:name="T16" style:family="text">
      <style:text-properties officeooo:rsid="002dd4bf"/>
    </style:style>
    <style:style style:name="T17" style:family="text">
      <style:text-properties officeooo:rsid="003153e4"/>
    </style:style>
    <style:style style:name="T18" style:family="text">
      <style:text-properties style:font-name="Times New Roman" fo:font-size="11pt" fo:font-style="normal" officeooo:rsid="00356da9" style:font-size-asian="11pt" style:font-style-asian="normal" style:font-size-complex="11pt" style:font-style-complex="normal"/>
    </style:style>
    <style:style style:name="T19" style:family="text">
      <style:text-properties style:font-name="Times New Roman" fo:font-size="11pt" style:font-size-asian="11pt" style:font-size-complex="11pt"/>
    </style:style>
    <style:style style:name="T20" style:family="text">
      <style:text-properties style:font-name="Times New Roman" fo:font-size="11pt" officeooo:rsid="0036ee68" style:font-size-asian="11pt" style:font-size-complex="11pt"/>
    </style:style>
    <style:style style:name="T21" style:family="text">
      <style:text-properties style:font-name="Times New Roman" fo:font-size="11pt" officeooo:rsid="0037f58d" style:font-size-asian="11pt" style:font-size-complex="11pt"/>
    </style:style>
    <style:style style:name="T22" style:family="text">
      <style:text-properties style:font-name="Times New Roman" fo:font-size="11pt" officeooo:rsid="003920d0" style:font-size-asian="11pt" style:font-size-complex="11pt"/>
    </style:style>
    <style:style style:name="T23" style:family="text">
      <style:text-properties style:font-name="Times New Roman" fo:font-size="11pt" officeooo:rsid="0039e9d3" style:font-size-asian="11pt" style:font-size-complex="11pt"/>
    </style:style>
    <style:style style:name="T24" style:family="text">
      <style:text-properties style:font-name="Times New Roman" fo:font-size="11pt" officeooo:rsid="0039fe32" style:font-size-asian="11pt" style:font-size-complex="11pt"/>
    </style:style>
    <style:style style:name="T25" style:family="text">
      <style:text-properties style:font-name="Times New Roman" fo:font-size="11pt" officeooo:rsid="003a59a5" style:font-size-asian="11pt" style:font-size-complex="11pt"/>
    </style:style>
    <style:style style:name="T26" style:family="text">
      <style:text-properties style:font-name="Times New Roman" fo:font-size="11pt" officeooo:rsid="003c2cfd" style:font-size-asian="11pt" style:font-size-complex="11pt"/>
    </style:style>
    <style:style style:name="T27" style:family="text">
      <style:text-properties style:font-name="Times New Roman" fo:font-size="11pt" officeooo:rsid="003d2784" style:font-size-asian="11pt" style:font-size-complex="11pt"/>
    </style:style>
    <style:style style:name="T28" style:family="text">
      <style:text-properties style:font-name="Times New Roman" fo:font-size="11pt" officeooo:rsid="003f57e1" style:font-size-asian="11pt" style:font-size-complex="11pt"/>
    </style:style>
    <style:style style:name="T29" style:family="text">
      <style:text-properties style:font-name="Times New Roman" fo:font-size="11pt" officeooo:rsid="00413e85" style:font-size-asian="11pt" style:font-size-complex="11pt"/>
    </style:style>
    <style:style style:name="T30" style:family="text">
      <style:text-properties style:font-name="Times New Roman" fo:font-size="11pt" officeooo:rsid="0041d8f6" style:font-size-asian="11pt" style:font-size-complex="11pt"/>
    </style:style>
    <style:style style:name="T31" style:family="text">
      <style:text-properties style:font-name="Times New Roman" fo:font-size="11pt" officeooo:rsid="00460662" style:font-size-asian="11pt" style:font-size-complex="11pt"/>
    </style:style>
    <style:style style:name="T32" style:family="text">
      <style:text-properties style:font-name="Times New Roman" fo:font-size="11pt" officeooo:rsid="0047e55e" style:font-size-asian="11pt" style:font-size-complex="11pt"/>
    </style:style>
    <style:style style:name="T33" style:family="text">
      <style:text-properties style:font-name="Times New Roman" fo:font-size="11pt" officeooo:rsid="004b16a1" style:font-size-asian="11pt" style:font-size-complex="11pt"/>
    </style:style>
    <style:style style:name="T34" style:family="text">
      <style:text-properties officeooo:rsid="004606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bee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mostly because they promise advantages in regard to other alternatives, and no similar projects have been found documented that use these technologies.</text:span></text:p>
      <text:p text:style-name="P4">We hope to be able to showcase an effective implementation of a 3D graph structure and inspire further work on its optimization.</text:p>
      <text:h text:style-name="P12" text:outline-level="1">2<text:tab/>Introduction and Motivation</text:h>
      <text:p text:style-name="P5"/>
      <text:p text:style-name="P6">This year's project <text:span text:style-name="T16">continues further</text:span> <text:span text:style-name="T6">with</text:span> the work started <text:span text:style-name="T6">in the</text:span> last year's research on 3D graph visualization, <text:span text:style-name="T15">investigating</text:span> <text:span text:style-name="T5">Canvas</text:span><text:span text:style-name="T8"> alternatives, </text:span><text:span text:style-name="T9">and utilizing </text:span><text:s/><text:span text:style-name="T3">Three.js </text:span><text:span text:style-name="T8">and </text:span><text:span text:style-name="T5">Scene.js</text:span> – <text:span text:style-name="T3">Java</text:span><text:span text:style-name="T5">S</text:span><text:span text:style-name="T3">cript</text:span> librar<text:span text:style-name="T6">ies that run on top of </text:span><text:span text:style-name="T5">WebGL</text:span>. <text:s/><text:span text:style-name="T15">H</text:span><text:span text:style-name="T8">aving, </text:span><text:span text:style-name="T9">however,</text:span><text:span text:style-name="T8"> </text:span><text:span text:style-name="T5">WebGL </text:span><text:span text:style-name="T8">requiring a plug-in to run in browsers, it's been interesting to see what other technologies there </text:span><text:span text:style-name="T14">might be</text:span><text:span text:style-name="T8">, powered by either </text:span><text:span text:style-name="T5">DOM</text:span><text:span text:style-name="T8"> (or some shadow </text:span><text:span text:style-name="T5">DOM</text:span><text:span text:style-name="T8"> implementation) or something completely new, </text:span><text:span text:style-name="T14">that can compete performance-wise to those previously mentioned.</text:span></text:p>
      <text:p text:style-name="P7"><text:span text:style-name="T10">The </text:span><text:span text:style-name="T8">iKNOdis.</text:span><text:span text:style-name="T10">net </text:span><text:span text:style-name="T12">being</text:span><text:span text:style-name="T10"> an ongoing research project where graph theory is attempted to be applied to cancer classification in dermatological images, </text:span><text:span text:style-name="T12">if requirements met, </text:span><text:span text:style-name="T13">would find </text:span><text:span text:style-name="T12">this work immediately applicable.</text:span></text:p>
      <text:p text:style-name="P7"><text:span text:style-name="T11">On account of medical personnel </text:span><text:span text:style-name="T12">as</text:span><text:span text:style-name="T11"> the target user-group of the system, the visualization of a few thousand nodes </text:span><text:span text:style-name="T12">would </text:span><text:span text:style-name="T11">need to perform smoothly on average desktop hardware.</text:span></text:p>
      <text:h text:style-name="Heading_20_1" text:outline-level="1"><text:span text:style-name="T11">3<text:tab/></text:span><text:span text:style-name="T7">Background</text:span></text:h>
      <text:p text:style-name="P8"/>
      <text:p text:style-name="P8">The use of visualization to present information is not a new phenomenon. <text:s/><text:span text:style-name="T17">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9"><text:span text:style-name="T18">Scientific visualization, sometimes also referred to as visual data analysis is an interdisciplinary branch of science. <text:s/></text:span><text:span text:style-name="T19">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20">Over time, for obvious reasons, scientific visualization has become inseparable from computer science, putting a lot of focus on computer graphics as the subset of it, </text:span><text:span text:style-name="T23">while</text:span><text:span text:style-name="T20"> driving its advancement.</text:span></text:p>
      <text:p text:style-name="P9"><text:span text:style-name="T20">Through the availability of increasingly powerful computers with increasing amounts of internal and external memory, it is possible to investigate incredibly complex dynamics by means of ever more realistic simulations. However, this brings with it vast amounts of data, </text:span><text:span text:style-name="T21">for whose analysis, to </text:span><text:soft-page-break/><text:span text:style-name="T21">have </text:span><text:span text:style-name="T20">software tools which can visualize these multi-dimensional data sets, </text:span><text:span text:style-name="T21">is an imperative. When compared to experimenting and theory, its usefulness cannot be argued, nonetheless it is still far from s</text:span><text:span text:style-name="T22">traightforward. <text:s/></text:span><text:span text:style-name="T24">Often times the simulation may involve the calculation of many time steps, which requires a substantial amount of CPU time. <text:s/>On the other hand, running out of memory when displaying large data structures is also not uncommon. <text:s/></text:span><text:span text:style-name="T26">That combined</text:span><text:span text:style-name="T25"> with the </text:span><text:span text:style-name="T27">versatility</text:span><text:span text:style-name="T25"> of hardware devices that are becoming increasingly popular today, as “hosts” of those simulations, paints a better picture of the </text:span><text:span text:style-name="T28">challenges scientists are facing.</text:span></text:p>
      <text:h text:style-name="Heading_20_3" text:outline-level="3">3.1.1<text:tab/>Visualization in Medicine</text:h>
      <text:p text:style-name="P10"><text:span text:style-name="T30">F</text:span><text:span text:style-name="T29">ields of application of scientific visualization are numerous. <text:s/>In the natural sciences, scientists can visualize star formation or supernovae explosions. <text:s/>Tornado simulation or climate visualization </text:span><text:span text:style-name="T32">are some visualization topics in</text:span><text:span text:style-name="T29"> ecology. <text:s/></text:span><text:span text:style-name="T30">Whereas in</text:span><text:span text:style-name="T29"> medicine, o</text:span><text:span text:style-name="T19">ncologic (cancer) imaging is a prime candidate. <text:s/></text:span></text:p>
      <text:p text:style-name="P10"><text:span text:style-name="T19">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33">and more</text:span><text:span text:style-name="T19">.</text:span></text:p>
      <text:h text:style-name="Heading_20_1" text:outline-level="1">4<text:tab/>Related Work</text:h>
      <text:p text:style-name="P11"><text:span text:style-name="T19"/></text:p>
      <text:p text:style-name="P11"><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4T21:19:35.041761768</dc:date>
    <meta:editing-duration>PT2H58M56S</meta:editing-duration>
    <meta:editing-cycles>42</meta:editing-cycles>
    <meta:generator>LibreOffice/4.4.2.2$Linux_X86_64 LibreOffice_project/40m0$Build-2</meta:generator>
    <meta:document-statistic meta:table-count="0" meta:image-count="0" meta:object-count="0" meta:page-count="2" meta:paragraph-count="18" meta:word-count="770" meta:character-count="5306" meta:non-whitespace-character-count="4534"/>
  </office:meta>
</office:document-meta>
</file>